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925700005224000074200847A30622D1BADF.svg" manifest:media-type="image/svg+xml"/>
  <manifest:file-entry manifest:full-path="Pictures/1001345A000052240000742055E9B266A5F953CD.svg" manifest:media-type="image/svg+xml"/>
  <manifest:file-entry manifest:full-path="Pictures/10000201000002530000034964F75C28C7468649.png" manifest:media-type="image/png"/>
  <manifest:file-entry manifest:full-path="Pictures/100002010000025300000349893DDBDD24E3075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3.438cm" svg:height="18.999cm" svg:x="0.862cm" svg:y="1cm">
          <draw:image xlink:href="Pictures/1001345A000052240000742055E9B266A5F953CD.svg" xlink:type="simple" xlink:show="embed" xlink:actuate="onLoad">
            <text:p/>
          </draw:image>
          <draw:image xlink:href="Pictures/10000201000002530000034964F75C28C7468649.png" xlink:type="simple" xlink:show="embed" xlink:actuate="onLoad"/>
        </draw:frame>
        <draw:frame draw:style-name="gr1" draw:text-style-name="P1" draw:layer="layout" svg:width="18cm" svg:height="30cm" svg:x="19cm" svg:y="1.001cm">
          <draw:image xlink:href="Pictures/1000925700005224000074200847A30622D1BADF.svg" xlink:type="simple" xlink:show="embed" xlink:actuate="onLoad">
            <text:p/>
          </draw:image>
          <draw:image xlink:href="Pictures/100002010000025300000349893DDBDD24E3075E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4T23:09:53.471000000</meta:creation-date>
    <dc:date>2017-02-24T23:13:31.738000000</dc:date>
    <meta:editing-duration>PT3M38S</meta:editing-duration>
    <meta:editing-cycles>1</meta:editing-cycles>
    <meta:generator>LibreOffice/5.1.6.2$Windows_x86 LibreOffice_project/07ac168c60a517dba0f0d7bc7540f5afa45f0909</meta:generator>
    <meta:document-statistic meta:object-count="2"/>
  </office:meta>
</office:document-meta>
</file>